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Таблица2" style:family="table">
      <style:table-properties style:width="17cm" fo:margin-left="0cm" fo:margin-right="0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5.667cm" style:rel-column-width="21847*"/>
    </style:style>
    <style:style style:name="Таблица2.C" style:family="table-column">
      <style:table-column-properties style:column-width="5.667cm" style:rel-column-width="2184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68cm" style:rel-column-width="4498*"/>
    </style:style>
    <style:style style:name="Таблица1.B" style:family="table-column">
      <style:table-column-properties style:column-width="10.44cm" style:rel-column-width="40245*"/>
    </style:style>
    <style:style style:name="Таблица1.C" style:family="table-column">
      <style:table-column-properties style:column-width="5.394cm" style:rel-column-width="2079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1da58c0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1da58c0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officeooo:paragraph-rsid="01da58c0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1da58c0"/>
    </style:style>
    <style:style style:name="P5" style:family="paragraph" style:parent-style-name="Text_20_body">
      <style:paragraph-properties fo:text-align="center" style:justify-single-word="false"/>
      <style:text-properties officeooo:paragraph-rsid="01da58c0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1da58c0"/>
    </style:style>
    <style:style style:name="P7" style:family="paragraph" style:parent-style-name="Text_20_body">
      <style:paragraph-properties fo:text-align="center" style:justify-single-word="false"/>
      <style:text-properties fo:font-size="16pt" officeooo:paragraph-rsid="01da58c0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1da58c0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1da58c0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1da58c0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fo:language="ru" fo:country="RU" officeooo:rsid="03082359" officeooo:paragraph-rsid="01da58c0"/>
    </style:style>
    <style:style style:name="P12" style:family="paragraph" style:parent-style-name="Заголовок_20_2_20_титул">
      <style:text-properties officeooo:paragraph-rsid="01da58c0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1da58c0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1da58c0" officeooo:paragraph-rsid="01da58c0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1da58c0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1da58c0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1da58c0"/>
    </style:style>
    <style:style style:name="P18" style:family="paragraph" style:parent-style-name="Text_20_body">
      <style:paragraph-properties fo:line-height="100%"/>
      <style:text-properties officeooo:paragraph-rsid="01da58c0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 officeooo:paragraph-rsid="01da58c0"/>
    </style:style>
    <style:style style:name="P20" style:family="paragraph" style:parent-style-name="Heading_20_2">
      <style:text-properties style:use-window-font-color="true" loext:opacity="0%" fo:language="ru" fo:country="RU" officeooo:rsid="026997ef" officeooo:paragraph-rsid="01da58c0"/>
    </style:style>
    <style:style style:name="P21" style:family="paragraph" style:parent-style-name="Heading_20_2">
      <style:paragraph-properties fo:break-before="page"/>
      <style:text-properties style:use-window-font-color="true" loext:opacity="0%" fo:language="ru" fo:country="RU" officeooo:rsid="026997ef" officeooo:paragraph-rsid="01da58c0"/>
    </style:style>
    <style:style style:name="P22" style:family="paragraph" style:parent-style-name="Heading_20_3">
      <style:text-properties officeooo:paragraph-rsid="01da58c0"/>
    </style:style>
    <style:style style:name="P23" style:family="paragraph" style:parent-style-name="Text_20_body">
      <style:text-properties officeooo:rsid="026997ef" officeooo:paragraph-rsid="01da58c0"/>
    </style:style>
    <style:style style:name="P24" style:family="paragraph" style:parent-style-name="Text_20_body">
      <style:text-properties style:use-window-font-color="true" loext:opacity="0%" fo:language="ru" fo:country="RU" officeooo:rsid="026997ef" officeooo:paragraph-rsid="01da58c0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loext:opacity="0%" fo:language="ru" fo:country="RU" officeooo:rsid="02aa5b7b" officeooo:paragraph-rsid="01da58c0"/>
    </style:style>
    <style:style style:name="P26" style:family="paragraph" style:parent-style-name="Text_20_body" style:list-style-name="L1">
      <style:paragraph-properties fo:text-align="justify" style:justify-single-word="false"/>
      <style:text-properties style:use-window-font-color="true" loext:opacity="0%" fo:language="ru" fo:country="RU" officeooo:rsid="02aa5b7b" officeooo:paragraph-rsid="01da58c0"/>
    </style:style>
    <style:style style:name="P27" style:family="paragraph" style:parent-style-name="Text_20_body">
      <style:paragraph-properties fo:text-align="justify" style:justify-single-word="false"/>
      <style:text-properties officeooo:paragraph-rsid="01da58c0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paragraph-rsid="01da58c0"/>
    </style:style>
    <style:style style:name="P29" style:family="paragraph" style:parent-style-name="Text_20_body" style:list-style-name="L3">
      <style:paragraph-properties fo:text-align="justify" style:justify-single-word="false"/>
      <style:text-properties officeooo:paragraph-rsid="01da58c0"/>
    </style:style>
    <style:style style:name="P30" style:family="paragraph" style:parent-style-name="Table">
      <style:text-properties officeooo:paragraph-rsid="01da58c0"/>
    </style:style>
    <style:style style:name="P31" style:family="paragraph" style:parent-style-name="Table_20_Contents">
      <style:paragraph-properties fo:text-align="justify" style:justify-single-word="false"/>
      <style:text-properties officeooo:rsid="0302cf9d" officeooo:paragraph-rsid="01da58c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officeooo:rsid="01df2802" officeooo:paragraph-rsid="01df2802" style:font-size-asian="10.5pt"/>
    </style:style>
    <style:style style:name="P33" style:family="paragraph" style:parent-style-name="Table_20_Contents">
      <style:text-properties style:font-name="PT Astra Serif" fo:font-size="14pt" fo:language="ru" fo:country="RU" officeooo:rsid="02b20994" officeooo:paragraph-rsid="01da58c0" style:font-size-asian="14pt" style:font-name-complex="Lohit Devanagari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PT Astra Serif" fo:font-size="14pt" officeooo:rsid="02b20994" officeooo:paragraph-rsid="01da58c0" style:font-size-asian="14pt" style:font-name-complex="Lohit Devanagari" style:font-size-complex="14pt"/>
    </style:style>
    <style:style style:name="P35" style:family="paragraph" style:parent-style-name="Table_20_Contents">
      <style:text-properties style:font-name="PT Astra Serif" fo:font-size="14pt" officeooo:rsid="02b20994" officeooo:paragraph-rsid="01da58c0" style:font-size-asian="14pt" style:font-name-complex="Lohit Devanagari" style:font-size-complex="14pt"/>
    </style:style>
    <style:style style:name="P36" style:family="paragraph" style:parent-style-name="Table_20_Contents">
      <style:text-properties fo:language="en" fo:country="US" officeooo:rsid="01e8c5de" officeooo:paragraph-rsid="01e8c5de"/>
    </style:style>
    <style:style style:name="P37" style:family="paragraph" style:parent-style-name="Table_20_Contents">
      <style:text-properties style:font-name="PT Astra Serif" fo:font-size="14pt" officeooo:rsid="02db6d9b" officeooo:paragraph-rsid="01da58c0" style:font-size-asian="14pt" style:font-name-complex="Lohit Devanagari" style:font-size-complex="14pt"/>
    </style:style>
    <style:style style:name="P38" style:family="paragraph" style:parent-style-name="Table_20_Contents">
      <style:text-properties style:font-name="PT Astra Serif" fo:font-size="14pt" officeooo:rsid="02ffe9a2" officeooo:paragraph-rsid="01da58c0" style:font-size-asian="14pt" style:font-name-complex="Lohit Devanagari" style:font-size-complex="14pt"/>
    </style:style>
    <style:style style:name="P39" style:family="paragraph" style:parent-style-name="Table_20_Contents">
      <style:text-properties style:font-name="PT Astra Serif" fo:font-size="14pt" officeooo:rsid="0302cf9d" officeooo:paragraph-rsid="01da58c0" style:font-size-asian="14pt" style:font-name-complex="Lohit Devanagari" style:font-size-complex="14pt"/>
    </style:style>
    <style:style style:name="P40" style:family="paragraph" style:parent-style-name="Table_20_Contents">
      <style:text-properties style:font-name="PT Astra Serif" fo:font-size="14pt" officeooo:rsid="03043ca1" officeooo:paragraph-rsid="01da58c0" style:font-size-asian="14pt" style:font-name-complex="Lohit Devanagari" style:font-size-complex="14pt"/>
    </style:style>
    <style:style style:name="P41" style:family="paragraph" style:parent-style-name="Table_20_Contents">
      <style:text-properties style:font-name="PT Astra Serif" fo:font-size="14pt" officeooo:rsid="02d984fb" officeooo:paragraph-rsid="01da58c0" style:font-size-asian="14pt" style:font-name-complex="Lohit Devanagari" style:font-size-complex="14pt"/>
    </style:style>
    <style:style style:name="P42" style:family="paragraph" style:parent-style-name="Text_20_body">
      <style:text-properties officeooo:paragraph-rsid="01da58c0"/>
    </style:style>
    <style:style style:name="P43" style:family="paragraph" style:parent-style-name="Text_20_body">
      <style:text-properties officeooo:paragraph-rsid="01e12a1d"/>
    </style:style>
    <style:style style:name="P44" style:family="paragraph" style:parent-style-name="Text_20_body" style:list-style-name="">
      <style:paragraph-properties fo:margin-top="0.247cm" fo:margin-bottom="0.212cm" style:contextual-spacing="false"/>
      <style:text-properties officeooo:rsid="01f890a1" officeooo:paragraph-rsid="01da58c0"/>
    </style:style>
    <style:style style:name="P45" style:family="paragraph" style:parent-style-name="Text_20_body" style:list-style-name="L4">
      <style:paragraph-properties fo:margin-top="0.247cm" fo:margin-bottom="0.212cm" style:contextual-spacing="false"/>
      <style:text-properties officeooo:rsid="01f890a1" officeooo:paragraph-rsid="01da58c0"/>
    </style:style>
    <style:style style:name="P46" style:family="paragraph" style:parent-style-name="Text_20_body" style:list-style-name="L5">
      <style:paragraph-properties fo:margin-top="0.247cm" fo:margin-bottom="0.212cm" style:contextual-spacing="false"/>
      <style:text-properties officeooo:rsid="01f890a1" officeooo:paragraph-rsid="01da58c0"/>
    </style:style>
    <style:style style:name="P47" style:family="paragraph" style:parent-style-name="Text_20_body" style:list-style-name="L6">
      <style:paragraph-properties fo:margin-top="0.247cm" fo:margin-bottom="0.212cm" style:contextual-spacing="false"/>
      <style:text-properties officeooo:rsid="01f890a1" officeooo:paragraph-rsid="01da58c0"/>
    </style:style>
    <style:style style:name="P48" style:family="paragraph" style:parent-style-name="Text_20_body" style:list-style-name="L7">
      <style:paragraph-properties fo:margin-top="0.247cm" fo:margin-bottom="0.212cm" style:contextual-spacing="false"/>
      <style:text-properties officeooo:rsid="01f890a1" officeooo:paragraph-rsid="01da58c0"/>
    </style:style>
    <style:style style:name="P49" style:family="paragraph" style:parent-style-name="Text_20_body" style:list-style-name="">
      <style:paragraph-properties fo:margin-top="0.247cm" fo:margin-bottom="0.212cm" style:contextual-spacing="false"/>
      <style:text-properties officeooo:rsid="01f890a1" officeooo:paragraph-rsid="01e12a1d"/>
    </style:style>
    <style:style style:name="P50" style:family="paragraph" style:parent-style-name="Text_20_body" style:list-style-name="">
      <style:paragraph-properties fo:margin-top="0.247cm" fo:margin-bottom="0.212cm" style:contextual-spacing="false"/>
      <style:text-properties officeooo:paragraph-rsid="01e12a1d"/>
    </style:style>
    <style:style style:name="P51" style:family="paragraph" style:parent-style-name="Text_20_body" style:list-style-name="">
      <style:paragraph-properties fo:margin-top="0.247cm" fo:margin-bottom="0.212cm" style:contextual-spacing="false"/>
      <style:text-properties officeooo:paragraph-rsid="01e26e64"/>
    </style:style>
    <style:style style:name="P52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53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54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55" style:family="paragraph" style:parent-style-name="Text_20_body">
      <style:paragraph-properties fo:margin-left="0.035cm" fo:margin-right="0cm" fo:margin-top="0.018cm" fo:margin-bottom="0cm" style:contextual-spacing="false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P57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1e64080"/>
    </style:style>
    <style:style style:name="T3" style:family="text">
      <style:text-properties style:font-name="PT Astra Serif2" fo:font-size="20.7999992370605pt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cdf277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e01459" style:font-style-asian="normal" style:font-style-complex="normal"/>
    </style:style>
    <style:style style:name="T16" style:family="text">
      <style:text-properties officeooo:rsid="02be7d2c"/>
    </style:style>
    <style:style style:name="T17" style:family="text">
      <style:text-properties style:use-window-font-color="true" loext:opacity="0%" fo:language="ru" fo:country="RU"/>
    </style:style>
    <style:style style:name="T18" style:family="text">
      <style:text-properties style:use-window-font-color="true" loext:opacity="0%" fo:language="ru" fo:country="RU" officeooo:rsid="02d1e29f"/>
    </style:style>
    <style:style style:name="T19" style:family="text">
      <style:text-properties style:use-window-font-color="true" loext:opacity="0%" fo:language="ru" fo:country="RU" officeooo:rsid="01dc5695"/>
    </style:style>
    <style:style style:name="T20" style:family="text">
      <style:text-properties style:use-window-font-color="true" loext:opacity="0%" fo:language="ru" fo:country="RU" fo:font-weight="normal" officeooo:rsid="01dc5695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language="en" fo:country="US" officeooo:rsid="01e8c5de"/>
    </style:style>
    <style:style style:name="T23" style:family="text">
      <style:text-properties officeooo:rsid="02f17ba4"/>
    </style:style>
    <style:style style:name="T24" style:family="text">
      <style:text-properties officeooo:rsid="01dc5695"/>
    </style:style>
    <style:style style:name="T25" style:family="text">
      <style:text-properties officeooo:rsid="02d2c962"/>
    </style:style>
    <style:style style:name="T26" style:family="text">
      <style:text-properties officeooo:rsid="02f1d910"/>
    </style:style>
    <style:style style:name="T27" style:family="text">
      <style:text-properties fo:language="en" fo:country="US"/>
    </style:style>
    <style:style style:name="T28" style:family="text">
      <style:text-properties officeooo:rsid="01de2c54"/>
    </style:style>
    <style:style style:name="T29" style:family="text">
      <style:text-properties style:use-window-font-color="true" loext:opacity="0%" fo:language="ru" fo:country="RU" officeooo:rsid="02839b3e"/>
    </style:style>
    <style:style style:name="T30" style:family="text">
      <style:text-properties fo:font-weight="normal" officeooo:rsid="02acde6e" style:font-weight-asian="normal" style:font-weight-complex="normal"/>
    </style:style>
    <style:style style:name="T31" style:family="text">
      <style:text-properties fo:font-weight="normal" officeooo:rsid="01df2802" style:font-weight-asian="normal" style:font-weight-complex="normal"/>
    </style:style>
    <style:style style:name="T32" style:family="text">
      <style:text-properties fo:font-weight="bold" officeooo:rsid="02a49df4" style:font-weight-asian="bold" style:font-weight-complex="bold"/>
    </style:style>
    <style:style style:name="T33" style:family="text">
      <style:text-properties fo:font-weight="normal" officeooo:rsid="02a49df4" style:font-weight-asian="normal" style:font-weight-complex="normal"/>
    </style:style>
    <style:style style:name="T34" style:family="text">
      <style:text-properties fo:language="en" fo:country="US" fo:font-weight="normal" officeooo:rsid="01e8c5de" style:font-weight-asian="normal" style:font-weight-complex="normal"/>
    </style:style>
    <style:style style:name="T35" style:family="text">
      <style:text-properties fo:font-weight="normal" officeooo:rsid="02e8490b" style:font-weight-asian="normal" style:font-weight-complex="normal"/>
    </style:style>
    <style:style style:name="T36" style:family="text">
      <style:text-properties fo:font-weight="normal" officeooo:rsid="02a65fa0" style:font-weight-asian="normal" style:font-weight-complex="normal"/>
    </style:style>
    <style:style style:name="T37" style:family="text">
      <style:text-properties fo:language="en" fo:country="US" fo:font-weight="normal" officeooo:rsid="01df2802" style:font-weight-asian="normal" style:font-weight-complex="normal"/>
    </style:style>
    <style:style style:name="T38" style:family="text">
      <style:text-properties fo:language="en" fo:country="US" fo:font-weight="normal" officeooo:rsid="02a49df4" style:font-weight-asian="normal" style:font-weight-complex="normal"/>
    </style:style>
    <style:style style:name="T39" style:family="text">
      <style:text-properties fo:font-weight="bold" officeooo:rsid="02ffe9a2" style:font-weight-asian="bold" style:font-weight-complex="bold"/>
    </style:style>
    <style:style style:name="T40" style:family="text">
      <style:text-properties fo:font-weight="normal" officeooo:rsid="02ffe9a2" style:font-weight-asian="normal" style:font-weight-complex="normal"/>
    </style:style>
    <style:style style:name="T41" style:family="text">
      <style:text-properties officeooo:rsid="02ffe9a2"/>
    </style:style>
    <style:style style:name="T42" style:family="text">
      <style:text-properties officeooo:rsid="03019e3a"/>
    </style:style>
    <style:style style:name="T43" style:family="text">
      <style:text-properties officeooo:rsid="0302cf9d"/>
    </style:style>
    <style:style style:name="T44" style:family="text">
      <style:text-properties officeooo:rsid="01df2802"/>
    </style:style>
    <style:style style:name="T45" style:family="text">
      <style:text-properties fo:font-weight="bold" officeooo:rsid="02b20994" style:font-weight-asian="bold" style:font-weight-complex="bold"/>
    </style:style>
    <style:style style:name="T46" style:family="text">
      <style:text-properties fo:font-weight="normal" officeooo:rsid="02b20994" style:font-weight-asian="normal" style:font-weight-complex="normal"/>
    </style:style>
    <style:style style:name="T47" style:family="text">
      <style:text-properties fo:font-weight="normal" officeooo:rsid="02d86e00" style:font-weight-asian="normal" style:font-weight-complex="normal"/>
    </style:style>
    <style:style style:name="T48" style:family="text">
      <style:text-properties fo:font-weight="normal" officeooo:rsid="01e0d46b" style:font-weight-asian="normal" style:font-weight-complex="normal"/>
    </style:style>
    <style:style style:name="T49" style:family="text">
      <style:text-properties fo:language="en" fo:country="US" fo:font-weight="normal" officeooo:rsid="02ff1c65" style:font-weight-asian="normal" style:font-weight-complex="normal"/>
    </style:style>
    <style:style style:name="T50" style:family="text">
      <style:text-properties officeooo:rsid="01e0d46b"/>
    </style:style>
    <style:style style:name="T51" style:family="text">
      <style:text-properties fo:font-weight="normal" officeooo:rsid="03087aa8" style:font-weight-asian="normal" style:font-weight-complex="normal"/>
    </style:style>
    <style:style style:name="T52" style:family="text">
      <style:text-properties fo:font-weight="normal" officeooo:rsid="030a4f36" style:font-weight-asian="normal" style:font-weight-complex="normal"/>
    </style:style>
    <style:style style:name="T53" style:family="text">
      <style:text-properties fo:language="en" fo:country="US" fo:font-weight="normal" officeooo:rsid="02b335cb" style:font-weight-asian="normal" style:font-weight-complex="normal"/>
    </style:style>
    <style:style style:name="T54" style:family="text">
      <style:text-properties fo:language="ru" fo:country="RU" fo:font-weight="normal" officeooo:rsid="02b335cb" style:font-weight-asian="normal" style:font-weight-complex="normal"/>
    </style:style>
    <style:style style:name="T55" style:family="text">
      <style:text-properties style:use-window-font-color="true" loext:opacity="0%" style:font-name="PT Astra Serif2" fo:font-size="16.1499996185303pt" fo:language="ru" fo:country="RU" fo:font-style="italic" officeooo:rsid="02b335cb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56" style:family="text">
      <style:text-properties style:use-window-font-color="true" loext:opacity="0%" style:font-name="PT Astra Serif2" fo:font-size="16.1499996185303pt" fo:language="ru" fo:country="RU" fo:font-style="italic" officeooo:rsid="030a8c74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57" style:family="text">
      <style:text-properties style:use-window-font-color="true" loext:opacity="0%" fo:language="ru" fo:country="RU" fo:font-weight="normal" officeooo:rsid="030a8c74" style:font-weight-asian="normal" style:font-weight-complex="normal"/>
    </style:style>
    <style:style style:name="T58" style:family="text">
      <style:text-properties style:use-window-font-color="true" loext:opacity="0%" fo:language="ru" fo:country="RU" fo:font-weight="normal" officeooo:rsid="01e12a1d" style:font-weight-asian="normal" style:font-weight-complex="normal"/>
    </style:style>
    <style:style style:name="T59" style:family="text">
      <style:text-properties style:use-window-font-color="true" loext:opacity="0%" fo:language="en" fo:country="US" fo:font-weight="normal" officeooo:rsid="01e8c5de" style:font-weight-asian="normal" style:font-weight-complex="normal"/>
    </style:style>
    <style:style style:name="T60" style:family="text">
      <style:text-properties style:use-window-font-color="true" loext:opacity="0%" fo:language="ru" fo:country="RU" fo:font-weight="normal" officeooo:rsid="01e0d46b" style:font-weight-asian="normal" style:font-weight-complex="normal"/>
    </style:style>
    <style:style style:name="T61" style:family="text">
      <style:text-properties style:use-window-font-color="true" loext:opacity="0%" fo:language="en" fo:country="US" fo:font-weight="normal" officeooo:rsid="01e12a1d" style:font-weight-asian="normal" style:font-weight-complex="normal"/>
    </style:style>
    <style:style style:name="T62" style:family="text">
      <style:text-properties style:use-window-font-color="true" loext:opacity="0%" fo:language="ru" fo:country="RU" fo:font-weight="normal" officeooo:rsid="01e76bd6" style:font-weight-asian="normal" style:font-weight-complex="normal"/>
    </style:style>
    <style:style style:name="T63" style:family="text">
      <style:text-properties style:use-window-font-color="true" loext:opacity="0%" fo:language="ru" fo:country="RU" fo:font-weight="normal" officeooo:rsid="01e8c5de" style:font-weight-asian="normal" style:font-weight-complex="normal"/>
    </style:style>
    <style:style style:name="T64" style:family="text">
      <style:text-properties style:use-window-font-color="true" loext:opacity="0%" fo:language="ru" fo:country="RU" fo:font-weight="normal" officeooo:rsid="01e26e64" style:font-weight-asian="normal" style:font-weight-complex="normal"/>
    </style:style>
    <style:style style:name="T65" style:family="text">
      <style:text-properties fo:font-size="10pt" style:font-size-asian="10pt"/>
    </style:style>
    <style:style style:name="T66" style:family="text">
      <style:text-properties fo:font-size="10pt" fo:letter-spacing="-0.009cm" style:font-size-asian="10pt"/>
    </style:style>
    <style:style style:name="T67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3</text:span></text:p>
      <text:p text:style-name="P10">по теме:</text:p>
      <text:h text:style-name="P11" text:outline-level="1"><text:span text:style-name="T3">П</text:span><text:span text:style-name="T4">оказатели экономической эффективности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</text:span> <text:span text:style-name="T9">И-41</text:span>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3"><text:span text:style-name="T8">преподаватель</text:span><text:span text:style-name="T10"> </text:span><text:span text:style-name="T11">спец</text:span><text:span text:style-name="T12">дисциплин</text:span></text:p>
      <text:p text:style-name="P17">Фомин А. Т.</text:p>
      <text:p text:style-name="P18"/>
      <text:p text:style-name="P18"/>
      <text:p text:style-name="P18"/>
      <text:p text:style-name="P18"/>
      <text:p text:style-name="P4"/>
      <text:p text:style-name="P4"/>
      <text:p text:style-name="P19"><text:span text:style-name="Emphasis"/></text:p>
      <text:p text:style-name="P4">Ейск <text:span text:style-name="Emphasis"><text:span text:style-name="T13">20</text:span></text:span><text:span text:style-name="Emphasis"><text:span text:style-name="T14">2</text:span></text:span><text:span text:style-name="Emphasis"><text:span text:style-name="T15">5</text:span></text:span></text:p>
      <text:h text:style-name="P20" text:outline-level="2"/>
      <text:h text:style-name="P21" text:outline-level="2"><text:span text:style-name="T16">1</text:span> <text:span text:style-name="T16">Показатели экономической эффективности</text:span></text:h>
      <text:h text:style-name="P22" text:outline-level="3">Технико-экономическое обоснование проекта</text:h>
      <text:p text:style-name="P23"><text:span text:style-name="T17"><text:tab/>Основной целью внедрения разработанного программного обеспечения «Система автоматизации багетной мастерской» является комплексная оптимизация бизнес-процессов предприятия. Экономический эффект достигается за счет </text:span><text:span text:style-name="T18">c</text:span><text:span text:style-name="T17">окращения времени </text:span><text:span text:style-name="T19">на оформление заказов и расчет стоимости</text:span><text:span text:style-name="T17">, </text:span><text:span text:style-name="T19">снижения трудозатрат сотрудников за счет исключения рутинных операций по ведению бумажных журналов и дублированию данных, а также </text:span><text:span text:style-name="T20">у</text:span><text:span text:style-name="Strong_20_Emphasis"><text:span text:style-name="T21">меньшения потерь материалов</text:span></text:span><text:span text:style-name="T21"> за счет точного складского учета.</text:span></text:p>
      <text:p text:style-name="P24"><text:tab/>Эффективность проекта оценивается путем сравнения затрат на разработку и внедрение программного продукта с экономией, полученной в результате его использования.</text:p>
      <text:h text:style-name="P22" text:outline-level="3">Расчет трудоемкости разработки программного продукта</text:h>
      <text:p text:style-name="P25"><text:tab/>Трудоемкость стадий разработки принята на основе оценки для проекта средней сложности с учетом специфики предметной области (учет материалов, сложная логика расчетов):</text:p>
      <text:list text:style-name="L1">
        <text:list-item>
          <text:p text:style-name="P26">Техническое задание и проектирование (анализ требований, проектирование БД, UI/UX): <text:span text:style-name="T22">15</text:span> дней.</text:p>
        </text:list-item>
        <text:list-item>
          <text:p text:style-name="P26">Разработка ядра системы (реализация модулей клиентов, материалов, базового функционала заказов): <text:span text:style-name="T22">45</text:span><text:span text:style-name="T23"> </text:span>дней.</text:p>
        </text:list-item>
        <text:list-item>
          <text:p text:style-name="P26">Разработка дополнительного функционала (<text:span text:style-name="T24">расчеты стоимости, отчетность, интеграция между модулями</text:span>): <text:span text:style-name="T25">2</text:span><text:span text:style-name="T26">5</text:span> дней.</text:p>
        </text:list-item>
        <text:list-item>
          <text:p text:style-name="P26">Тестирование и отладка: 10 дней.</text:p>
        </text:list-item>
        <text:list-item>
          <text:p text:style-name="P26">Написание документации и внедрение: 5 дней.</text:p>
        </text:list-item>
      </text:list>
      <text:p text:style-name="P25">Общая трудоемкость составляет<text:span text:style-name="T27">:</text:span></text:p>
      <text:p text:style-name="P25"><text:span text:style-name="T22">1</text:span><text:span text:style-name="T28">5</text:span> + <text:span text:style-name="T22">4</text:span><text:span text:style-name="T28">5</text:span> + 2<text:span text:style-name="T26">5</text:span> + 10 + 5 = <text:span text:style-name="T28">100</text:span> дней или <text:span text:style-name="T28">100</text:span> * <text:span text:style-name="T28">8</text:span> = <text:span text:style-name="T28">800</text:span> часов.</text:p>
      <text:p text:style-name="P25">Для выполнения работ в установленные сроки требуется 1 исполнитель (программист).</text:p>
      <text:h text:style-name="P22" text:outline-level="3">Расчет себестоимости программного продукта</text:h>
      <text:p text:style-name="P27"><text:span text:style-name="T29"><text:tab/></text:span>Расчет себестоимости проводится путем калькуляции следующих статей затрат. Результаты расчета представлены в сводной таблице 1.</text:p>
      <text:list xml:id="list4070764035" text:style-name="L2">
        <text:list-item>
          <text:p text:style-name="P28"><text:span text:style-name="Strong_20_Emphasis">Затраты на электроэнергию (Э)</text:span></text:p>
          <text:p text:style-name="P28"><text:soft-page-break/><text:span text:style-name="Strong_20_Emphasis"><text:span text:style-name="T30">Мощность рабочей станции P = 0.4 кВт. Стоимость 1 кВт</text:span></text:span><text:span text:style-name="Strong_20_Emphasis"><text:span text:style-name="T31">*</text:span></text:span><text:span text:style-name="Strong_20_Emphasis"><text:span text:style-name="T30">ч - 10.74 руб. Общее время разработки = 1000 часов. Коэффициент загрузки компьютера = 0.6. Итоговые затраты на электроэнергию составили: Э = 0.4 кВт * 1000 ч * 0.6 * 10.74 руб./кВт*ч = 6 443,20 руб.</text:span></text:span></text:p>
        </text:list-item>
        <text:list-item>
          <text:p text:style-name="P28"><text:span text:style-name="Strong_20_Emphasis"><text:span text:style-name="T32">Затраты на оплату труда</text:span></text:span></text:p>
          <text:p text:style-name="P28"><text:span text:style-name="Strong_20_Emphasis"><text:span text:style-name="T33">Часовая тарифная ставка программиста - </text:span></text:span><text:span text:style-name="Strong_20_Emphasis"><text:span text:style-name="T34">1000</text:span></text:span><text:span text:style-name="Strong_20_Emphasis"><text:span text:style-name="T35"> </text:span></text:span><text:span text:style-name="Strong_20_Emphasis"><text:span text:style-name="T33">р</text:span></text:span><text:span text:style-name="Strong_20_Emphasis"><text:span text:style-name="T36">уб.</text:span></text:span><text:span text:style-name="Strong_20_Emphasis"><text:span text:style-name="T33">/час. Принятая средняя заработная плата программиста составила</text:span></text:span><text:span text:style-name="Strong_20_Emphasis"><text:span text:style-name="T37"> </text:span></text:span><text:span text:style-name="Strong_20_Emphasis"><text:span text:style-name="T34">800 000</text:span></text:span><text:span text:style-name="Strong_20_Emphasis"><text:span text:style-name="T38"> </text:span></text:span><text:span text:style-name="Strong_20_Emphasis"><text:span text:style-name="T33">рублей за период разработки проекта.</text:span></text:span></text:p>
        </text:list-item>
        <text:list-item>
          <text:p text:style-name="P28"><text:span text:style-name="Strong_20_Emphasis"><text:span text:style-name="T39">Отчисления на социальные нужды</text:span></text:span></text:p>
          <text:p text:style-name="P28"><text:span text:style-name="Strong_20_Emphasis"><text:span text:style-name="T40">Базовая ставка пенсионного страхования - 22% от заработной платы, с понижением до 10% при превышении определенного лимита дохода (1 917 000 рублей). Медицинское страхование - 5,1% стабильная ставка. Социальное страхование:</text:span></text:span></text:p>
        </text:list-item>
      </text:list>
      <text:list text:style-name="L3">
        <text:list-item>
          <text:list>
            <text:list-item>
              <text:p text:style-name="P29">Временная нетрудоспособность и материнство: 2,9% от зарплаты в пределах установленной предельной величины базы для исчисления взносов.</text:p>
            </text:list-item>
            <text:list-item>
              <text:p text:style-name="P29">Страхование от несчастных случаев на производстве: <text:span text:style-name="T41">параметр класс</text:span><text:span text:style-name="T42">а</text:span><text:span text:style-name="T41"> профессионального риска для программиста - 0,2%.</text:span></text:p>
            </text:list-item>
          </text:list>
        </text:list-item>
      </text:list>
      <text:p text:style-name="P30">Таблица <text:span text:style-name="T43">1</text:span> — <text:span text:style-name="T43">Отчисления на социальные нужд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1">Вид страхования</text:p>
          </table:table-cell>
          <table:table-cell table:style-name="Таблица2.A1" office:value-type="string">
            <text:p text:style-name="P31">Ставка</text:p>
          </table:table-cell>
          <table:table-cell table:style-name="Таблица2.C1" office:value-type="string">
            <text:p text:style-name="P31">Сумма отчислений, руб.</text:p>
          </table:table-cell>
        </table:table-row>
        <table:table-row>
          <table:table-cell table:style-name="Таблица2.A2" office:value-type="string">
            <text:p text:style-name="P31">Пенсионное страхование </text:p>
          </table:table-cell>
          <table:table-cell table:style-name="Таблица2.A2" office:value-type="string">
            <text:p text:style-name="P31">22%</text:p>
          </table:table-cell>
          <table:table-cell table:style-name="Таблица2.C2" office:value-type="string">
            <text:p text:style-name="P32">264 000</text:p>
          </table:table-cell>
        </table:table-row>
        <table:table-row>
          <table:table-cell table:style-name="Таблица2.A2" office:value-type="string">
            <text:p text:style-name="P31">Медицинское страхование </text:p>
          </table:table-cell>
          <table:table-cell table:style-name="Таблица2.A2" office:value-type="string">
            <text:p text:style-name="P31">5,1%</text:p>
          </table:table-cell>
          <table:table-cell table:style-name="Таблица2.C2" office:value-type="string">
            <text:p text:style-name="P32">61 200</text:p>
          </table:table-cell>
        </table:table-row>
        <table:table-row>
          <table:table-cell table:style-name="Таблица2.A2" office:value-type="string">
            <text:p text:style-name="P31">ВНиМ</text:p>
          </table:table-cell>
          <table:table-cell table:style-name="Таблица2.A2" office:value-type="string">
            <text:p text:style-name="P31">2,9%</text:p>
          </table:table-cell>
          <table:table-cell table:style-name="Таблица2.C2" office:value-type="string">
            <text:p text:style-name="P31">3<text:span text:style-name="T44">4 880</text:span></text:p>
          </table:table-cell>
        </table:table-row>
        <table:table-row>
          <table:table-cell table:style-name="Таблица2.A2" office:value-type="string">
            <text:p text:style-name="P31">Несчастные случаи</text:p>
          </table:table-cell>
          <table:table-cell table:style-name="Таблица2.A2" office:value-type="string">
            <text:p text:style-name="P31">0,2%</text:p>
          </table:table-cell>
          <table:table-cell table:style-name="Таблица2.C2" office:value-type="string">
            <text:p text:style-name="P31">2 <text:span text:style-name="T44">400</text:span></text:p>
          </table:table-cell>
        </table:table-row>
        <table:table-row>
          <table:table-cell table:style-name="Таблица2.A2" office:value-type="string">
            <text:p text:style-name="P31">ИТОГО</text:p>
          </table:table-cell>
          <table:table-cell table:style-name="Таблица2.A2" office:value-type="string">
            <text:p text:style-name="P31">30,2%</text:p>
          </table:table-cell>
          <table:table-cell table:style-name="Таблица2.C2" office:value-type="string">
            <text:p text:style-name="P31">3<text:span text:style-name="T44">62 480</text:span></text:p>
          </table:table-cell>
        </table:table-row>
      </table:table>
      <text:p text:style-name="P27"/>
      <text:list text:continue-list="list4070764035" text:style-name="L2">
        <text:list-item>
          <text:p text:style-name="P28"><text:span text:style-name="Strong_20_Emphasis"><text:span text:style-name="T45">Затраты на вспомогательные материалы</text:span></text:span></text:p>
          <text:p text:style-name="P28"><text:span text:style-name="Strong_20_Emphasis"><text:span text:style-name="T46">В данную статью затрат включена стоимость расходных материалов, необходимых для процесса разработки: картридж для принтера - </text:span></text:span><text:span text:style-name="Strong_20_Emphasis"><text:span text:style-name="T47">1</text:span></text:span><text:span text:style-name="Strong_20_Emphasis"><text:span text:style-name="T48">8</text:span></text:span><text:span text:style-name="Strong_20_Emphasis"><text:span text:style-name="T47">00р.</text:span></text:span><text:span text:style-name="Strong_20_Emphasis"><text:span text:style-name="T46">, бумага - </text:span></text:span><text:span text:style-name="Strong_20_Emphasis"><text:span text:style-name="T47">3</text:span></text:span><text:span text:style-name="Strong_20_Emphasis"><text:span text:style-name="T48">6</text:span></text:span><text:span text:style-name="Strong_20_Emphasis"><text:span text:style-name="T47">0р.</text:span></text:span><text:span text:style-name="Strong_20_Emphasis"><text:span text:style-name="T46">, USB-накопитель </text:span></text:span><text:span text:style-name="Strong_20_Emphasis"><text:span text:style-name="T47">128GB - 1</text:span></text:span><text:span text:style-name="Strong_20_Emphasis"><text:span text:style-name="T48">4</text:span></text:span><text:span text:style-name="Strong_20_Emphasis"><text:span text:style-name="T47">00р</text:span></text:span><text:span text:style-name="Strong_20_Emphasis"><text:span text:style-name="T46">. Суммарные затраты составляют </text:span></text:span><text:span text:style-name="Strong_20_Emphasis"><text:span text:style-name="T47">3</text:span></text:span><text:span text:style-name="Strong_20_Emphasis"><text:span text:style-name="T48">56</text:span></text:span><text:span text:style-name="Strong_20_Emphasis"><text:span text:style-name="T47">0</text:span></text:span><text:span text:style-name="Strong_20_Emphasis"><text:span text:style-name="T46"> рублей.</text:span></text:span><text:span text:style-name="Strong_20_Emphasis"><text:span text:style-name="T49"> </text:span></text:span></text:p>
        </text:list-item>
      </text:list>
      <text:p text:style-name="P30"><text:span text:style-name="Strong_20_Emphasis"/></text:p>
      <text:p text:style-name="P30"><text:span text:style-name="Strong_20_Emphasis"/></text:p>
      <text:p text:style-name="P30"><text:soft-page-break/><text:span text:style-name="Strong_20_Emphasis">Таблица </text:span><text:span text:style-name="Strong_20_Emphasis"><text:span text:style-name="T43">2</text:span></text:span><text:span text:style-name="Strong_20_Emphasis"> — Калькуляция себестоимости программного продукт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№</text:p>
          </table:table-cell>
          <table:table-cell table:style-name="Таблица1.A1" office:value-type="string">
            <text:p text:style-name="P34">Наименование статей расходов</text:p>
          </table:table-cell>
          <table:table-cell table:style-name="Таблица1.C1" office:value-type="string">
            <text:p text:style-name="P35">Затраты, руб.</text:p>
          </table:table-cell>
        </table:table-row>
        <table:table-row>
          <table:table-cell table:style-name="Таблица1.A2" office:value-type="string">
            <text:p text:style-name="P35">1</text:p>
          </table:table-cell>
          <table:table-cell table:style-name="Таблица1.A2" office:value-type="string">
            <text:p text:style-name="P35">Основная заработная плата разработчика</text:p>
          </table:table-cell>
          <table:table-cell table:style-name="Таблица1.C2" office:value-type="string">
            <text:p text:style-name="P36">800 000</text:p>
          </table:table-cell>
        </table:table-row>
        <table:table-row>
          <table:table-cell table:style-name="Таблица1.A2" office:value-type="string">
            <text:p text:style-name="P37">2</text:p>
          </table:table-cell>
          <table:table-cell table:style-name="Таблица1.A2" office:value-type="string">
            <text:p text:style-name="P37">Дополнительная заработная плата разработчика</text:p>
          </table:table-cell>
          <table:table-cell table:style-name="Таблица1.C2" office:value-type="string">
            <text:p text:style-name="P38">0</text:p>
          </table:table-cell>
        </table:table-row>
        <table:table-row>
          <table:table-cell table:style-name="Таблица1.A2" office:value-type="string">
            <text:p text:style-name="P37">3</text:p>
          </table:table-cell>
          <table:table-cell table:style-name="Таблица1.A2" office:value-type="string">
            <text:p text:style-name="P37">Отчисления на социальные нужды</text:p>
          </table:table-cell>
          <table:table-cell table:style-name="Таблица1.C2" office:value-type="string">
            <text:p text:style-name="P39">3<text:span text:style-name="T50">62 480</text:span></text:p>
          </table:table-cell>
        </table:table-row>
        <table:table-row>
          <table:table-cell table:style-name="Таблица1.A2" office:value-type="string">
            <text:p text:style-name="P40">4</text:p>
          </table:table-cell>
          <table:table-cell table:style-name="Таблица1.A2" office:value-type="string">
            <text:p text:style-name="P35">Затраты на электроэнергию</text:p>
          </table:table-cell>
          <table:table-cell table:style-name="Таблица1.C2" office:value-type="string">
            <text:p text:style-name="P40"><text:span text:style-name="T50">6</text:span> <text:span text:style-name="T50">443</text:span>,<text:span text:style-name="T50">20</text:span></text:p>
          </table:table-cell>
        </table:table-row>
        <table:table-row>
          <table:table-cell table:style-name="Таблица1.A2" office:value-type="string">
            <text:p text:style-name="P40">5</text:p>
          </table:table-cell>
          <table:table-cell table:style-name="Таблица1.A2" office:value-type="string">
            <text:p text:style-name="P41">Картридж для принтера</text:p>
          </table:table-cell>
          <table:table-cell table:style-name="Таблица1.C2" office:value-type="string">
            <text:p text:style-name="P40">1<text:span text:style-name="T50">8</text:span>00</text:p>
          </table:table-cell>
        </table:table-row>
        <table:table-row>
          <table:table-cell table:style-name="Таблица1.A2" office:value-type="string">
            <text:p text:style-name="P40">6</text:p>
          </table:table-cell>
          <table:table-cell table:style-name="Таблица1.A2" office:value-type="string">
            <text:p text:style-name="P41">USB-накопитель</text:p>
          </table:table-cell>
          <table:table-cell table:style-name="Таблица1.C2" office:value-type="string">
            <text:p text:style-name="P40">1<text:span text:style-name="T50">4</text:span>00</text:p>
          </table:table-cell>
        </table:table-row>
        <table:table-row>
          <table:table-cell table:style-name="Таблица1.A2" office:value-type="string">
            <text:p text:style-name="P40">7</text:p>
          </table:table-cell>
          <table:table-cell table:style-name="Таблица1.A2" office:value-type="string">
            <text:p text:style-name="P41">Пачка бумаги А4</text:p>
          </table:table-cell>
          <table:table-cell table:style-name="Таблица1.C2" office:value-type="string">
            <text:p text:style-name="P40">3<text:span text:style-name="T50">6</text:span>0</text:p>
          </table:table-cell>
        </table:table-row>
      </table:table>
      <text:p text:style-name="P42"><text:span text:style-name="Strong_20_Emphasis"><text:span text:style-name="T21"/></text:span></text:p>
      <text:p text:style-name="P43"><text:span text:style-name="Strong_20_Emphasis"><text:span text:style-name="T51">После всех расчетов п</text:span></text:span><text:span text:style-name="Strong_20_Emphasis"><text:span text:style-name="T21">олная </text:span></text:span><text:span text:style-name="Strong_20_Emphasis"><text:span text:style-name="T52">итоговая </text:span></text:span><text:span text:style-name="Strong_20_Emphasis"><text:span text:style-name="T21">себестоимость программного продукта </text:span></text:span><text:span text:style-name="Strong_20_Emphasis"><text:span text:style-name="T51">составила</text:span></text:span><text:span text:style-name="Strong_20_Emphasis"><text:span text:style-name="T21"> - 1 </text:span></text:span><text:span text:style-name="Strong_20_Emphasis"><text:span text:style-name="T34">1</text:span></text:span><text:span text:style-name="Strong_20_Emphasis"><text:span text:style-name="T48">71 097</text:span></text:span><text:span text:style-name="Strong_20_Emphasis"><text:span text:style-name="T21">,</text:span></text:span><text:span text:style-name="Strong_20_Emphasis"><text:span text:style-name="T48">20</text:span></text:span><text:span text:style-name="Strong_20_Emphasis"><text:span text:style-name="T53"> </text:span></text:span><text:span text:style-name="Strong_20_Emphasis"><text:span text:style-name="T54">руб.</text:span></text:span></text:p>
      <text:h text:style-name="Heading_20_3" text:outline-level="3"><text:span text:style-name="T55">Расчет </text:span><text:span text:style-name="T56">срока окупаемости</text:span></text:h>
      <text:h text:style-name="P44" text:outline-level="3"><text:span text:style-name="Strong_20_Emphasis"><text:span text:style-name="T57"><text:tab/>Для расчета срока окупаемости оценим годовую экономию по следующим статьям:</text:span></text:span></text:h>
      <text:list xml:id="list3774152085" text:style-name="L4">
        <text:list-item>
          <text:h text:style-name="P45" text:outline-level="3"><text:span text:style-name="Strong_20_Emphasis"><text:span text:style-name="T57">Экономия фонда оплаты труда (ФОТ):</text:span></text:span></text:h>
        </text:list-item>
      </text:list>
      <text:list text:style-name="L5">
        <text:list-item>
          <text:list>
            <text:list-item>
              <text:h text:style-name="P46" text:outline-level="3"><text:span text:style-name="Strong_20_Emphasis"><text:span text:style-name="T57">Сокращение времени на оформление заказа продавцом: с 20-25 до 5-7 минут.</text:span></text:span></text:h>
            </text:list-item>
            <text:list-item>
              <text:h text:style-name="P46" text:outline-level="3"><text:span text:style-name="Strong_20_Emphasis"><text:span text:style-name="T57">Ликвидация должности "учетчик", чьи функции (ведение журналов, сверка данных) берет на себя система.</text:span></text:span></text:h>
            </text:list-item>
            <text:list-item>
              <text:h text:style-name="P46" text:outline-level="3"><text:span text:style-name="Strong_20_Emphasis"><text:span text:style-name="T57">Экономия времени мастера на приемку и отчетность.</text:span></text:span></text:h>
            </text:list-item>
            <text:list-item>
              <text:h text:style-name="P46" text:outline-level="3"><text:span text:style-name="Strong_20_Emphasis"><text:span text:style-name="T57">Итоговая экономия ФОТ: ~600 000 руб./год.</text:span></text:span></text:h>
            </text:list-item>
          </text:list>
        </text:list-item>
      </text:list>
      <text:list xml:id="list115851390781117" text:continue-list="list3774152085" text:style-name="L4">
        <text:list-item>
          <text:h text:style-name="P45" text:outline-level="3"><text:span text:style-name="Strong_20_Emphasis"><text:span text:style-name="T57">Снижение потерь материалов:</text:span></text:span></text:h>
        </text:list-item>
      </text:list>
      <text:list text:style-name="L6">
        <text:list-item>
          <text:list>
            <text:list-item>
              <text:h text:style-name="P47" text:outline-level="3"><text:span text:style-name="Strong_20_Emphasis"><text:span text:style-name="T57">Устранение пересортицы и "неучтенных" остатков.</text:span></text:span></text:h>
            </text:list-item>
            <text:list-item>
              <text:h text:style-name="P47" text:outline-level="3"><text:span text:style-name="Strong_20_Emphasis"><text:span text:style-name="T57">Снижение брака из-за ошибок в спецификациях.</text:span></text:span></text:h>
            </text:list-item>
            <text:list-item>
              <text:h text:style-name="P47" text:outline-level="3"><text:span text:style-name="Strong_20_Emphasis"><text:span text:style-name="T57">Своевременное пополнение запасов.</text:span></text:span></text:h>
            </text:list-item>
            <text:list-item>
              <text:h text:style-name="P47" text:outline-level="3"><text:span text:style-name="Strong_20_Emphasis"><text:span text:style-name="T57">Итоговая экономия на материалах: ~150 000 руб./год.</text:span></text:span></text:h>
            </text:list-item>
          </text:list>
        </text:list-item>
      </text:list>
      <text:list text:continue-list="list115851390781117" text:style-name="L4">
        <text:list-item>
          <text:h text:style-name="P45" text:outline-level="3"><text:soft-page-break/><text:span text:style-name="Strong_20_Emphasis"><text:span text:style-name="T57">Косвенная экономия (рост выручки):</text:span></text:span></text:h>
        </text:list-item>
      </text:list>
      <text:list text:style-name="L7">
        <text:list-item>
          <text:list>
            <text:list-item>
              <text:h text:style-name="P48" text:outline-level="3"><text:span text:style-name="Strong_20_Emphasis"><text:span text:style-name="T57">Увеличение количества обработанных заказов за счет скорости.</text:span></text:span></text:h>
            </text:list-item>
            <text:list-item>
              <text:h text:style-name="P48" text:outline-level="3"><text:span text:style-name="Strong_20_Emphasis"><text:span text:style-name="T57">Повышение лояльности клиентов за счет прозрачности и отсутствия ошибок.</text:span></text:span></text:h>
            </text:list-item>
            <text:list-item>
              <text:h text:style-name="P48" text:outline-level="3"><text:span text:style-name="Strong_20_Emphasis"><text:span text:style-name="T57">Консервативная оценка прироста прибыли: ~150 000 руб./год.</text:span></text:span></text:h>
            </text:list-item>
          </text:list>
        </text:list-item>
      </text:list>
      <text:h text:style-name="P44" text:outline-level="3"><text:span text:style-name="Strong_20_Emphasis"><text:span text:style-name="T57">Суммарная годовая экономия: 600 000 + 150 000 + 150 000 = 900 000 рублей.</text:span></text:span></text:h>
      <text:h text:style-name="P49" text:outline-level="3"><text:span text:style-name="Strong_20_Emphasis"><text:span text:style-name="T58">Срок окупаемости рассчитывается как Инвестиции / Годовая экономия</text:span></text:span></text:h>
      <text:h text:style-name="P50" text:outline-level="3"><text:span text:style-name="Strong_20_Emphasis"><text:span text:style-name="T58">Тогда, срок окупаемости = <text:s/>1 </text:span></text:span><text:span text:style-name="Strong_20_Emphasis"><text:span text:style-name="T59">1</text:span></text:span><text:span text:style-name="Strong_20_Emphasis"><text:span text:style-name="T60">71 097</text:span></text:span><text:span text:style-name="Strong_20_Emphasis"><text:span text:style-name="T58">,</text:span></text:span><text:span text:style-name="Strong_20_Emphasis"><text:span text:style-name="T60">20 / </text:span></text:span><text:span text:style-name="Strong_20_Emphasis"><text:span text:style-name="T61">900 000 ≈ </text:span></text:span><text:span text:style-name="Strong_20_Emphasis"><text:span text:style-name="T58">1.</text:span></text:span><text:span text:style-name="Strong_20_Emphasis"><text:span text:style-name="T59">3</text:span></text:span><text:span text:style-name="Strong_20_Emphasis"><text:span text:style-name="T58"> </text:span></text:span><text:span text:style-name="Strong_20_Emphasis"><text:span text:style-name="T62">года</text:span></text:span><text:span text:style-name="Strong_20_Emphasis"><text:span text:style-name="T58"> (примерно</text:span></text:span><text:span text:style-name="Strong_20_Emphasis"><text:span text:style-name="T61"> </text:span></text:span><text:span text:style-name="Strong_20_Emphasis"><text:span text:style-name="T59">1</text:span></text:span><text:span text:style-name="Strong_20_Emphasis"><text:span text:style-name="T63">6</text:span></text:span><text:span text:style-name="Strong_20_Emphasis"><text:span text:style-name="T61"> </text:span></text:span><text:span text:style-name="Strong_20_Emphasis"><text:span text:style-name="T58">месяц</text:span></text:span><text:span text:style-name="Strong_20_Emphasis"><text:span text:style-name="T63">ев</text:span></text:span><text:span text:style-name="Strong_20_Emphasis"><text:span text:style-name="T58">).</text:span></text:span></text:h>
      <text:h text:style-name="P51" text:outline-level="3"><text:span text:style-name="Strong_20_Emphasis"><text:span text:style-name="T64">При консервативной оценке годовой экономии в 900 000 рублей, срок окупаемости инвестиций в разработку системы автоматизации багетной мастерской составит примерно </text:span></text:span><text:span text:style-name="Strong_20_Emphasis"><text:span text:style-name="T63">2 </text:span></text:span><text:span text:style-name="Strong_20_Emphasis"><text:span text:style-name="T64">года. Учитывая, что срок служы подобного ПО составляет не менее 5 лет, проект является экономически целесообразным и эффективным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2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4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1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3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4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5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6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7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8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9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10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1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2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3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1DT1H10M3S</meta:editing-duration>
    <meta:editing-cycles>213</meta:editing-cycles>
    <meta:generator>LibreOffice/25.2.7.2$Windows_X86_64 LibreOffice_project/5cbfd1ab6520636bb5f7b99185aa69bd7456825d</meta:generator>
    <dc:title>Реферат ГОСТ</dc:title>
    <dc:date>2026-02-16T11:58:49.560892100</dc:date>
    <meta:print-date>2025-12-22T12:03:11.196703900</meta:print-date>
    <meta:document-statistic meta:table-count="2" meta:image-count="0" meta:object-count="0" meta:page-count="5" meta:paragraph-count="270" meta:word-count="894" meta:character-count="5489" meta:non-whitespace-character-count="4877"/>
  </office:meta>
</office:document-meta>
</file>